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6pt" style:font-size-asian="6pt" style:font-size-complex="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QL&gt; create table Employee(</text:p>
      <text:p text:style-name="P1"><text:s text:c="2"/>2 <text:s/>Emp_ID number(3) primary key,</text:p>
      <text:p text:style-name="P1"><text:s text:c="2"/>3 <text:s/>Emp_Name varchar(10) not null,</text:p>
      <text:p text:style-name="P1"><text:s text:c="2"/>4 <text:s/>Department varchar(5) not null,</text:p>
      <text:p text:style-name="P1"><text:s text:c="2"/>5 <text:s/>constraint dep check (department like 'E-___'),</text:p>
      <text:p text:style-name="P1"><text:s text:c="2"/>6 <text:s/>contact_NO number(10) not null,</text:p>
      <text:p text:style-name="P1"><text:s text:c="2"/>7 <text:s/>Email_ID varchar(25) not null,</text:p>
      <text:p text:style-name="P1"><text:s text:c="2"/>8 <text:s/>Emp_Head_ID number(3) not null);</text:p>
      <text:p text:style-name="P1"/>
      <text:p text:style-name="P1">Table created.</text:p>
      <text:p text:style-name="P1"/>
      <text:p text:style-name="P1">SQL&gt; insert into Employee values(001,</text:p>
      <text:p text:style-name="P1"><text:s text:c="2"/>2 <text:s/>'prakash','E-101',9351477506,'prakash12@yahoo.com',111);</text:p>
      <text:p text:style-name="P1"/>
      <text:p text:style-name="P1">1 row created.</text:p>
      <text:p text:style-name="P1"/>
      <text:p text:style-name="P1">SQL&gt; insert into Employee values(002,'mohan','E-102',7568835281,'mohanku53@yahoo.com',111);</text:p>
      <text:p text:style-name="P1"/>
      <text:p text:style-name="P1">1 row created.</text:p>
      <text:p text:style-name="P1"/>
      <text:p text:style-name="P1">SQL&gt; insert into Employee values(003,'pritam','E-103',9929534109,'pritampur99@gmail.com',132);</text:p>
      <text:p text:style-name="P1"/>
      <text:p text:style-name="P1">1 row created.</text:p>
      <text:p text:style-name="P1"/>
      <text:p text:style-name="P1">SQL&gt; insert into Employee values(004,'ishika','E-104',9316452922,'ishika24@gmail.com',222);</text:p>
      <text:p text:style-name="P1"/>
      <text:p text:style-name="P1">1 row created.</text:p>
      <text:p text:style-name="P1"/>
      <text:p text:style-name="P1">SQL&gt; insert into Employee values(005,'kavita','E-105',9029332521,'kavita54@yahoo.com',235);</text:p>
      <text:p text:style-name="P1"/>
      <text:p text:style-name="P1">1 row created.</text:p>
      <text:p text:style-name="P1"/>
      <text:p text:style-name="P1">SQL&gt; select * from Employee;</text:p>
      <text:p text:style-name="P1"/>
      <text:p text:style-name="P1"><text:s text:c="4"/>EMP_ID EMP_NAME <text:s text:c="2"/>DEPAR CONTACT_NO EMAIL_ID <text:s text:c="17"/>EMP_HEAD_ID</text:p>
      <text:p text:style-name="P1">---------- ---------- ----- ---------- ------------------------- -----------</text:p>
      <text:p text:style-name="P1"><text:s text:c="9"/>1 prakash <text:s text:c="3"/>E-101 9351477506 prakash12@yahoo.com <text:s text:c="14"/>111</text:p>
      <text:p text:style-name="P1"><text:s text:c="9"/>2 mohan <text:s text:c="5"/>E-102 7568835281 mohanku53@yahoo.com <text:s text:c="14"/>111</text:p>
      <text:p text:style-name="P1"><text:s text:c="9"/>3 pritam <text:s text:c="4"/>E-103 9929534109 pritampur99@gmail.com <text:s text:c="12"/>132</text:p>
      <text:p text:style-name="P1"><text:s text:c="9"/>4 ishika <text:s text:c="4"/>E-104 9316452922 ishika24@gmail.com <text:s text:c="15"/>222</text:p>
      <text:p text:style-name="P1"><text:s text:c="9"/>5 kavita <text:s text:c="4"/>E-105 9029332521 kavita54@yahoo.com <text:s text:c="15"/>235</text:p>
      <text:p text:style-name="P1"/>
      <text:p text:style-name="P1">SQL&gt; select * from Employee</text:p>
      <text:p text:style-name="P1"><text:s text:c="2"/>2 <text:s/>where Emp_Name like 'p%';</text:p>
      <text:p text:style-name="P1"/>
      <text:p text:style-name="P1"><text:s text:c="4"/>EMP_ID EMP_NAME <text:s text:c="2"/>DEPAR CONTACT_NO EMAIL_ID <text:s text:c="17"/>EMP_HEAD_ID</text:p>
      <text:p text:style-name="P1">---------- ---------- ----- ---------- ------------------------- -----------</text:p>
      <text:p text:style-name="P1"><text:s text:c="9"/>1 prakash <text:s text:c="3"/>E-101 9351477506 prakash12@yahoo.com <text:s text:c="14"/>111</text:p>
      <text:p text:style-name="P1"><text:s text:c="9"/>3 pritam <text:s text:c="4"/>E-103 9929534109 pritampur99@gmail.com <text:s text:c="12"/>132</text:p>
      <text:p text:style-name="P1"/>
      <text:p text:style-name="P1"/>
      <text:p text:style-name="P1">SQL&gt; select * from Employee</text:p>
      <text:p text:style-name="P1"><text:s text:c="3"/>2 <text:s/>where Email_ID like'%gmail%';</text:p>
      <text:p text:style-name="P1"/>
      <text:p text:style-name="P1"><text:s text:c="4"/>EMP_ID EMP_NAME <text:s text:c="2"/>DEPAR CONTACT_NO EMAIL_ID <text:s text:c="17"/>EMP_HEAD_ID</text:p>
      <text:p text:style-name="P1">---------- ---------- ----- ---------- ------------------------- -----------</text:p>
      <text:p text:style-name="P1"><text:s text:c="9"/>3 pritam <text:s text:c="4"/>E-103 9929534109 pritampur99@gmail.com <text:s text:c="12"/>132</text:p>
      <text:p text:style-name="P1"><text:s text:c="9"/>4 ishika <text:s text:c="4"/>E-104 9316452922 ishika24@gmail.com <text:s text:c="15"/>222</text:p>
      <text:p text:style-name="P1"/>
      <text:p text:style-name="P1">SQL&gt; select * from Employee</text:p>
      <text:p text:style-name="P1"><text:s text:c="2"/>2 <text:s/>where Department = 'E-104'or Department = 'E-102';</text:p>
      <text:p text:style-name="P1"/>
      <text:p text:style-name="P1"><text:s text:c="4"/>EMP_ID EMP_NAME <text:s text:c="2"/>DEPAR CONTACT_NO EMAIL_ID <text:s text:c="17"/>EMP_HEAD_ID</text:p>
      <text:p text:style-name="P1">---------- ---------- ----- ---------- ------------------------- -----------</text:p>
      <text:p text:style-name="P1"><text:s text:c="9"/>2 mohan <text:s text:c="5"/>E-102 7568835281 mohanku53@yahoo.com <text:s text:c="14"/>111</text:p>
      <text:p text:style-name="P1"><text:s text:c="9"/>4 ishika <text:s text:c="4"/>E-104 9316452922 ishika24@gmail.com <text:s text:c="15"/>222</text:p>
      <text:p text:style-name="P1"/>
      <text:p text:style-name="P1">SQL&gt; select * from Employee</text:p>
      <text:p text:style-name="P1"><text:s text:c="2"/>2 <text:s/>where Emp_Name like '__h%';</text:p>
      <text:p text:style-name="P1"/>
      <text:p text:style-name="P1"><text:s text:c="4"/>EMP_ID EMP_NAME <text:s text:c="2"/>DEPAR CONTACT_NO EMAIL_ID <text:s text:c="17"/>EMP_HEAD_ID</text:p>
      <text:p text:style-name="P1">---------- ---------- ----- ---------- ------------------------- -----------</text:p>
      <text:p text:style-name="P1"><text:s text:c="9"/>2 mohan <text:s text:c="5"/>E-102 7568835281 mohanku53@yahoo.com <text:s text:c="14"/>111</text:p>
      <text:p text:style-name="P1"><text:s text:c="9"/>4 ishika <text:s text:c="4"/>E-104 9316452922 ishika24@gmail.com <text:s text:c="15"/>222</text:p>
      <text:p text:style-name="P1"/>
      <text:p text:style-name="P1">SQL&gt; update employee set department = 'E-106'</text:p>
      <text:p text:style-name="P1"><text:s text:c="2"/>2 <text:s/>where Emp_Name = 'kavita';</text:p>
      <text:p text:style-name="P1"/>
      <text:p text:style-name="P1">1 row updated.</text:p>
      <text:p text:style-name="P1"/>
      <text:p text:style-name="P1">SQL&gt; select * from Employee;</text:p>
      <text:p text:style-name="P1"/>
      <text:p text:style-name="P1"><text:s text:c="4"/>EMP_ID EMP_NAME <text:s text:c="2"/>DEPAR CONTACT_NO EMAIL_ID <text:s text:c="17"/>EMP_HEAD_ID</text:p>
      <text:p text:style-name="P1">---------- ---------- ----- ---------- ------------------------- -----------</text:p>
      <text:p text:style-name="P1"><text:s text:c="9"/>1 prakash <text:s text:c="3"/>E-101 9351477506 prakash12@yahoo.com <text:s text:c="14"/>111</text:p>
      <text:p text:style-name="P1"><text:s text:c="9"/>2 mohan <text:s text:c="5"/>E-102 7568835281 mohanku53@yahoo.com <text:s text:c="14"/>111</text:p>
      <text:p text:style-name="P1"><text:s text:c="9"/>3 pritam <text:s text:c="4"/>E-103 9929534109 pritampur99@gmail.com <text:s text:c="12"/>132</text:p>
      <text:p text:style-name="P1"><text:s text:c="9"/>4 ishika <text:s text:c="4"/>E-104 9316452922 ishika24@gmail.com <text:s text:c="15"/>222</text:p>
      <text:p text:style-name="P1"><text:s text:c="9"/>5 kavita <text:s text:c="4"/>E-106 9029332521 kavita54@yahoo.com <text:s text:c="15"/>235</text:p>
      <text:p text:style-name="P1"/>
      <text:p text:style-name="P1">SQL&gt; alter table employee drop column Emp_Head_Id;</text:p>
      <text:p text:style-name="P1"/>
      <text:p text:style-name="P1">Table altered.</text:p>
      <text:p text:style-name="P1"/>
      <text:p text:style-name="P1">SQL&gt; select * from Employee;</text:p>
      <text:p text:style-name="P1"/>
      <text:p text:style-name="P1"><text:s text:c="4"/>EMP_ID EMP_NAME <text:s text:c="2"/>DEPAR CONTACT_NO EMAIL_ID</text:p>
      <text:p text:style-name="P1">---------- ---------- ----- ---------- -------------------------</text:p>
      <text:p text:style-name="P1"><text:soft-page-break/><text:s text:c="9"/>1 prakash <text:s text:c="3"/>E-101 9351477506 prakash12@yahoo.com</text:p>
      <text:p text:style-name="P1"><text:s text:c="9"/>2 mohan <text:s text:c="5"/>E-102 7568835281 mohanku53@yahoo.com</text:p>
      <text:p text:style-name="P1"><text:s text:c="9"/>3 pritam <text:s text:c="4"/>E-103 9929534109 pritampur99@gmail.com</text:p>
      <text:p text:style-name="P1"><text:s text:c="9"/>4 ishika <text:s text:c="4"/>E-104 9316452922 ishika24@gmail.com</text:p>
      <text:p text:style-name="P1"><text:s text:c="9"/>5 kavita <text:s text:c="4"/>E-106 9029332521 kavita54@yahoo.com</text:p>
      <text:p text:style-name="P1"/>
      <text:p text:style-name="P1">SQL&gt; alter table employee add Emp_Salary number(7);</text:p>
      <text:p text:style-name="P1"/>
      <text:p text:style-name="P1">Table altered.</text:p>
      <text:p text:style-name="P1"/>
      <text:p text:style-name="P1">SQL&gt; select * from Employee;</text:p>
      <text:p text:style-name="P1"/>
      <text:p text:style-name="P1"><text:s text:c="4"/>EMP_ID EMP_NAME <text:s text:c="2"/>DEPAR CONTACT_NO EMAIL_ID <text:s text:c="17"/>EMP_SALARY</text:p>
      <text:p text:style-name="P1">---------- ---------- ----- ---------- ------------------------- ----------</text:p>
      <text:p text:style-name="P1"><text:s text:c="9"/>1 prakash <text:s text:c="3"/>E-101 9351477506 prakash12@yahoo.com</text:p>
      <text:p text:style-name="P1"><text:s text:c="9"/>2 mohan <text:s text:c="5"/>E-102 7568835281 mohanku53@yahoo.com</text:p>
      <text:p text:style-name="P1"><text:s text:c="9"/>3 pritam <text:s text:c="4"/>E-103 9929534109 pritampur99@gmail.com</text:p>
      <text:p text:style-name="P1"><text:s text:c="9"/>4 ishika <text:s text:c="4"/>E-104 9316452922 ishika24@gmail.com</text:p>
      <text:p text:style-name="P1"><text:s text:c="9"/>5 kavita <text:s text:c="4"/>E-106 9029332521 kavita54@yahoo.c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1-19T22:54:39.76</meta:creation-date>
    <meta:document-statistic meta:table-count="0" meta:image-count="0" meta:object-count="0" meta:page-count="2" meta:paragraph-count="83" meta:word-count="432" meta:character-count="4553"/>
    <dc:date>2022-11-19T23:00:42.70</dc:date>
    <meta:editing-duration>PT6M5S</meta:editing-duration>
    <meta:editing-cycles>1</meta:editing-cycles>
    <meta:generator>OpenOffice/4.1.13$Win32 OpenOffice.org_project/4113m1$Build-9810</meta:generator>
  </office:meta>
</office:document-meta>
</file>